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0.91pt"/>
    </style:style>
    <style:style style:name="co2" style:family="table-column">
      <style:table-column-properties fo:break-before="auto" style:column-width="133.74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2)" table:style-name="ta1">
        <table:shapes>
          <draw:frame draw:z-index="0" draw:style-name="gr1" draw:text-style-name="P1" svg:width="453.51pt" svg:height="255.09pt" svg:x="237.34pt" svg:y="117.24pt">
            <loext:p draw:notify-on-update-of-ranges="'grafana_data_export(2)'.B1:'grafana_data_export(2)'.B1 'grafana_data_export(2)'.B2:'grafana_data_export(2)'.B91 'grafana_data_export(2)'.C1:'grafana_data_export(2)'.C1 'grafana_data_export(2)'.C2:'grafana_data_export(2)'.C91 'grafana_data_export(2)'.D1:'grafana_data_export(2)'.D1 'grafana_data_export(2)'.D2:'grafana_data_export(2)'.D91 'grafana_data_export(2)'.F1:'grafana_data_export(2)'.F1 'grafana_data_export(2)'.F2:'grafana_data_export(2)'.F91 'grafana_data_export(2)'.H1:'grafana_data_export(2)'.H1 'grafana_data_export(2)'.H2:'grafana_data_export(2)'.H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10.67pt" svg:y="114.04pt">
            <loext:p draw:notify-on-update-of-ranges="'grafana_data_export(2)'.L1:'grafana_data_export(2)'.L1 'grafana_data_export(2)'.L2:'grafana_data_export(2)'.L92 'grafana_data_export(2)'.M1:'grafana_data_export(2)'.M1 'grafana_data_export(2)'.M2:'grafana_data_export(2)'.M9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iddletier CPU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CFP Node</text:p>
          </table:table-cell>
          <table:table-cell office:value-type="string" calcext:value-type="string">
            <text:p>FPM Node</text:p>
          </table:table-cell>
          <table:table-cell table:number-columns-repeated="3"/>
          <table:table-cell office:value-type="string" calcext:value-type="string">
            <text:p>Failures</text:p>
          </table:table-cell>
          <table:table-cell office:value-type="string" calcext:value-type="string">
            <text:p>Successes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0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1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2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3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4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5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6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7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8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9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0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1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2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4:00+02: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3:00+02: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5:00+02:0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4:00+02: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6:00+02: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5:00+02: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7:00+02:0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6:00+02: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8:00+02:0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7:00+02: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9:00+02:0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8:00+02: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0:00+02: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9:00+02: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1:00+02:00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0:00+02: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2:00+02:0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61152941211218" calcext:value-type="float">
            <text:p>0.16115294121121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1:00+02: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3:00+02:00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9.6" calcext:value-type="float">
            <text:p>109.6</text:p>
          </table:table-cell>
          <table:table-cell office:value-type="float" office:value="109.362820602232" calcext:value-type="float">
            <text:p>109.362820602232</text:p>
          </table:table-cell>
          <table:table-cell office:value-type="float" office:value="104.8" calcext:value-type="float">
            <text:p>104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2:00+02:0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4:00+02:00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103.188360256064" calcext:value-type="float">
            <text:p>103.188360256064</text:p>
          </table:table-cell>
          <table:table-cell office:value-type="float" office:value="109.2" calcext:value-type="float">
            <text:p>109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3:00+02:0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5:00+02:0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1.6" calcext:value-type="float">
            <text:p>281.6</text:p>
          </table:table-cell>
          <table:table-cell office:value-type="float" office:value="283.603576892883" calcext:value-type="float">
            <text:p>283.603576892883</text:p>
          </table:table-cell>
          <table:table-cell office:value-type="float" office:value="285.2" calcext:value-type="float">
            <text:p>285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4:00+02:0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6:00+02:00</text:p>
          </table:table-cell>
          <table:table-cell office:value-type="float" office:value="67" calcext:value-type="float">
            <text:p>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83.373483333339" calcext:value-type="float">
            <text:p>283.373483333339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5:00+02:0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7:00+02:00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6.8" calcext:value-type="float">
            <text:p>286.8</text:p>
          </table:table-cell>
          <table:table-cell office:value-type="float" office:value="280.736736737783" calcext:value-type="float">
            <text:p>280.736736737783</text:p>
          </table:table-cell>
          <table:table-cell office:value-type="float" office:value="284.2" calcext:value-type="float">
            <text:p>284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6:00+02:0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8:00+02:00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8.6" calcext:value-type="float">
            <text:p>278.6</text:p>
          </table:table-cell>
          <table:table-cell office:value-type="float" office:value="281.998511837407" calcext:value-type="float">
            <text:p>281.998511837407</text:p>
          </table:table-cell>
          <table:table-cell office:value-type="float" office:value="283.2" calcext:value-type="float">
            <text:p>283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7:00+02:0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9:00+02:00</text:p>
          </table:table-cell>
          <table:table-cell office:value-type="float" office:value="155" calcext:value-type="float">
            <text:p>1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0.8" calcext:value-type="float">
            <text:p>270.8</text:p>
          </table:table-cell>
          <table:table-cell office:value-type="float" office:value="285.22531623055" calcext:value-type="float">
            <text:p>285.22531623055</text:p>
          </table:table-cell>
          <table:table-cell office:value-type="float" office:value="287.6" calcext:value-type="float">
            <text:p>287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8:00+02:0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0:00+02:0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85.571638482668" calcext:value-type="float">
            <text:p>285.571638482668</text:p>
          </table:table-cell>
          <table:table-cell office:value-type="float" office:value="276.2" calcext:value-type="float">
            <text:p>276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9:00+02:0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1:00+02:00</text:p>
          </table:table-cell>
          <table:table-cell office:value-type="float" office:value="241" calcext:value-type="float">
            <text:p>2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4.6" calcext:value-type="float">
            <text:p>284.6</text:p>
          </table:table-cell>
          <table:table-cell office:value-type="float" office:value="285.687111962826" calcext:value-type="float">
            <text:p>285.687111962826</text:p>
          </table:table-cell>
          <table:table-cell office:value-type="float" office:value="282.6" calcext:value-type="float">
            <text:p>282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0:00+02:0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2:00+02:00</text:p>
          </table:table-cell>
          <table:table-cell office:value-type="float" office:value="269" calcext:value-type="float">
            <text:p>2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4.8" calcext:value-type="float">
            <text:p>274.8</text:p>
          </table:table-cell>
          <table:table-cell office:value-type="float" office:value="289.516224945284" calcext:value-type="float">
            <text:p>289.516224945284</text:p>
          </table:table-cell>
          <table:table-cell office:value-type="float" office:value="291.2" calcext:value-type="float">
            <text:p>291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1:00+02:0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3:00+02:00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.4" calcext:value-type="float">
            <text:p>100.4</text:p>
          </table:table-cell>
          <table:table-cell office:value-type="float" office:value="102.098552815953" calcext:value-type="float">
            <text:p>102.098552815953</text:p>
          </table:table-cell>
          <table:table-cell office:value-type="float" office:value="111.6" calcext:value-type="float">
            <text:p>111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2:00+02:0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4:00+02:0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1.6" calcext:value-type="float">
            <text:p>101.6</text:p>
          </table:table-cell>
          <table:table-cell office:value-type="float" office:value="100.264410793647" calcext:value-type="float">
            <text:p>100.264410793647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3:00+02:0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5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.63250117809167" calcext:value-type="float">
            <text:p>9.6325011780916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4:00+02:0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6:00+02:00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0.840079455414533" calcext:value-type="float">
            <text:p>0.840079455414533</text:p>
          </table:table-cell>
          <table:table-cell office:value-type="float" office:value="10.6" calcext:value-type="float">
            <text:p>10.6</text:p>
          </table:table-cell>
          <table:table-cell office:value-type="float" office:value="8.91645205955061" calcext:value-type="float">
            <text:p>8.91645205955061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5:00+02:0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7:00+02:00</text:p>
          </table:table-cell>
          <table:table-cell office:value-type="float" office:value="443" calcext:value-type="float">
            <text:p>4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9249067486044" calcext:value-type="float">
            <text:p>2.69249067486044E-08</text:p>
          </table:table-cell>
          <table:table-cell office:value-type="float" office:value="7.6" calcext:value-type="float">
            <text:p>7.6</text:p>
          </table:table-cell>
          <table:table-cell office:value-type="float" office:value="7.6276704250805" calcext:value-type="float">
            <text:p>7.6276704250805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6:00+02:0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8:00+02:00</text:p>
          </table:table-cell>
          <table:table-cell office:value-type="float" office:value="484" calcext:value-type="float">
            <text:p>484</text:p>
          </table:table-cell>
          <table:table-cell office:value-type="float" office:value="1000" calcext:value-type="float">
            <text:p>1000</text:p>
          </table:table-cell>
          <table:table-cell office:value-type="float" office:value="0.468336811795145" calcext:value-type="float">
            <text:p>0.468336811795145</text:p>
          </table:table-cell>
          <table:table-cell office:value-type="float" office:value="6.8" calcext:value-type="float">
            <text:p>6.8</text:p>
          </table:table-cell>
          <table:table-cell office:value-type="float" office:value="5.55610581840438" calcext:value-type="float">
            <text:p>5.55610581840438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7:00+02:00</text:p>
          </table:table-cell>
          <table:table-cell office:value-type="float" office:value="9" calcext:value-type="float">
            <text:p>9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9:00+02:00</text:p>
          </table:table-cell>
          <table:table-cell office:value-type="float" office:value="536" calcext:value-type="float">
            <text:p>536</text:p>
          </table:table-cell>
          <table:table-cell office:value-type="float" office:value="1000" calcext:value-type="float">
            <text:p>1000</text:p>
          </table:table-cell>
          <table:table-cell office:value-type="float" office:value="351.598487118459" calcext:value-type="float">
            <text:p>351.598487118459</text:p>
          </table:table-cell>
          <table:table-cell office:value-type="float" office:value="350.4" calcext:value-type="float">
            <text:p>350.4</text:p>
          </table:table-cell>
          <table:table-cell office:value-type="float" office:value="6.79869982594705" calcext:value-type="float">
            <text:p>6.79869982594705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8:00+02:00</text:p>
          </table:table-cell>
          <table:table-cell office:value-type="float" office:value="86" calcext:value-type="float">
            <text:p>86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0:00+02:00</text:p>
          </table:table-cell>
          <table:table-cell office:value-type="float" office:value="537" calcext:value-type="float">
            <text:p>537</text:p>
          </table:table-cell>
          <table:table-cell office:value-type="float" office:value="1000" calcext:value-type="float">
            <text:p>1000</text:p>
          </table:table-cell>
          <table:table-cell office:value-type="float" office:value="20.6348734242742" calcext:value-type="float">
            <text:p>20.6348734242742</text:p>
          </table:table-cell>
          <table:table-cell office:value-type="float" office:value="18.4" calcext:value-type="float">
            <text:p>18.4</text:p>
          </table:table-cell>
          <table:table-cell office:value-type="float" office:value="0.778890477650007" calcext:value-type="float">
            <text:p>0.77889047765000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9:00+02:00</text:p>
          </table:table-cell>
          <table:table-cell office:value-type="float" office:value="77" calcext:value-type="float">
            <text:p>77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1:00+02:00</text:p>
          </table:table-cell>
          <table:table-cell office:value-type="float" office:value="619" calcext:value-type="float">
            <text:p>619</text:p>
          </table:table-cell>
          <table:table-cell office:value-type="float" office:value="1000" calcext:value-type="float">
            <text:p>1000</text:p>
          </table:table-cell>
          <table:table-cell office:value-type="float" office:value="19.7288372012044" calcext:value-type="float">
            <text:p>19.7288372012044</text:p>
          </table:table-cell>
          <table:table-cell office:value-type="float" office:value="53.2" calcext:value-type="float">
            <text:p>53.2</text:p>
          </table:table-cell>
          <table:table-cell office:value-type="float" office:value="33.8343961569563" calcext:value-type="float">
            <text:p>33.8343961569563</text:p>
          </table:table-cell>
          <table:table-cell office:value-type="float" office:value="30.8" calcext:value-type="float">
            <text:p>30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0:00+02:00</text:p>
          </table:table-cell>
          <table:table-cell office:value-type="float" office:value="1" calcext:value-type="float">
            <text:p>1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2:00+02:00</text:p>
          </table:table-cell>
          <table:table-cell office:value-type="float" office:value="666" calcext:value-type="float">
            <text:p>666</text:p>
          </table:table-cell>
          <table:table-cell office:value-type="float" office:value="1000" calcext:value-type="float">
            <text:p>1000</text:p>
          </table:table-cell>
          <table:table-cell office:value-type="float" office:value="79.637236623073" calcext:value-type="float">
            <text:p>79.637236623073</text:p>
          </table:table-cell>
          <table:table-cell office:value-type="float" office:value="81.8" calcext:value-type="float">
            <text:p>81.8</text:p>
          </table:table-cell>
          <table:table-cell office:value-type="float" office:value="0.383076722033415" calcext:value-type="float">
            <text:p>0.38307672203341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1:00+02:00</text:p>
          </table:table-cell>
          <table:table-cell office:value-type="float" office:value="6" calcext:value-type="float">
            <text:p>6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3:00+02:00</text:p>
          </table:table-cell>
          <table:table-cell office:value-type="float" office:value="684" calcext:value-type="float">
            <text:p>684</text:p>
          </table:table-cell>
          <table:table-cell office:value-type="float" office:value="1000" calcext:value-type="float">
            <text:p>1000</text:p>
          </table:table-cell>
          <table:table-cell office:value-type="float" office:value="50.1649531672668" calcext:value-type="float">
            <text:p>50.1649531672668</text:p>
          </table:table-cell>
          <table:table-cell office:value-type="float" office:value="47.2" calcext:value-type="float">
            <text:p>47.2</text:p>
          </table:table-cell>
          <table:table-cell office:value-type="float" office:value="1.27490694939747" calcext:value-type="float">
            <text:p>1.2749069493974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2:00+02:00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4:00+02:00</text:p>
          </table:table-cell>
          <table:table-cell office:value-type="float" office:value="730" calcext:value-type="float">
            <text:p>730</text:p>
          </table:table-cell>
          <table:table-cell office:value-type="float" office:value="1000" calcext:value-type="float">
            <text:p>1000</text:p>
          </table:table-cell>
          <table:table-cell office:value-type="float" office:value="224.762201131451" calcext:value-type="float">
            <text:p>224.762201131451</text:p>
          </table:table-cell>
          <table:table-cell office:value-type="float" office:value="224.8" calcext:value-type="float">
            <text:p>224.8</text:p>
          </table:table-cell>
          <table:table-cell office:value-type="float" office:value="24.4669682541468" calcext:value-type="float">
            <text:p>24.4669682541468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3:00+02:00</text:p>
          </table:table-cell>
          <table:table-cell office:value-type="float" office:value="13" calcext:value-type="float">
            <text:p>13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5:00+02:00</text:p>
          </table:table-cell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office:value-type="float" office:value="155.302290523561" calcext:value-type="float">
            <text:p>155.302290523561</text:p>
          </table:table-cell>
          <table:table-cell office:value-type="float" office:value="199.6" calcext:value-type="float">
            <text:p>199.6</text:p>
          </table:table-cell>
          <table:table-cell office:value-type="float" office:value="49.8421771743839" calcext:value-type="float">
            <text:p>49.8421771743839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4:00+02:00</text:p>
          </table:table-cell>
          <table:table-cell office:value-type="float" office:value="14" calcext:value-type="float">
            <text:p>14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6:00+02:00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161.244144302953" calcext:value-type="float">
            <text:p>161.244144302953</text:p>
          </table:table-cell>
          <table:table-cell office:value-type="float" office:value="298" calcext:value-type="float">
            <text:p>298</text:p>
          </table:table-cell>
          <table:table-cell office:value-type="float" office:value="168.528423116706" calcext:value-type="float">
            <text:p>168.528423116706</text:p>
          </table:table-cell>
          <table:table-cell office:value-type="float" office:value="158.8" calcext:value-type="float">
            <text:p>158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5:00+02:00</text:p>
          </table:table-cell>
          <table:table-cell office:value-type="float" office:value="81" calcext:value-type="float">
            <text:p>81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7:00+02:00</text:p>
          </table:table-cell>
          <table:table-cell office:value-type="float" office:value="695" calcext:value-type="float">
            <text:p>695</text:p>
          </table:table-cell>
          <table:table-cell office:value-type="float" office:value="1000" calcext:value-type="float">
            <text:p>1000</text:p>
          </table:table-cell>
          <table:table-cell office:value-type="float" office:value="330.259999805976" calcext:value-type="float">
            <text:p>330.259999805976</text:p>
          </table:table-cell>
          <table:table-cell office:value-type="float" office:value="324.2" calcext:value-type="float">
            <text:p>324.2</text:p>
          </table:table-cell>
          <table:table-cell office:value-type="float" office:value="0.00000000597788485379169" calcext:value-type="float">
            <text:p>5.97788485379169E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6:00+02:00</text:p>
          </table:table-cell>
          <table:table-cell office:value-type="float" office:value="159" calcext:value-type="float">
            <text:p>159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8:00+02:00</text:p>
          </table:table-cell>
          <table:table-cell office:value-type="float" office:value="871" calcext:value-type="float">
            <text:p>871</text:p>
          </table:table-cell>
          <table:table-cell office:value-type="float" office:value="1000" calcext:value-type="float">
            <text:p>1000</text:p>
          </table:table-cell>
          <table:table-cell office:value-type="float" office:value="640.590683986914" calcext:value-type="float">
            <text:p>640.590683986914</text:p>
          </table:table-cell>
          <table:table-cell office:value-type="float" office:value="649.8" calcext:value-type="float">
            <text:p>649.8</text:p>
          </table:table-cell>
          <table:table-cell office:value-type="float" office:value="0.000000138720701592376" calcext:value-type="float">
            <text:p>1.38720701592376E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7:00+02:00</text:p>
          </table:table-cell>
          <table:table-cell office:value-type="float" office:value="87" calcext:value-type="float">
            <text:p>87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9:00+02:00</text:p>
          </table:table-cell>
          <table:table-cell office:value-type="float" office:value="883" calcext:value-type="float">
            <text:p>883</text:p>
          </table:table-cell>
          <table:table-cell office:value-type="float" office:value="1000" calcext:value-type="float">
            <text:p>1000</text:p>
          </table:table-cell>
          <table:table-cell office:value-type="float" office:value="57.5824577350543" calcext:value-type="float">
            <text:p>57.5824577350543</text:p>
          </table:table-cell>
          <table:table-cell office:value-type="float" office:value="55.4" calcext:value-type="float">
            <text:p>55.4</text:p>
          </table:table-cell>
          <table:table-cell office:value-type="float" office:value="0.00000699413482685429" calcext:value-type="float">
            <text:p>6.99413482685429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8:00+02:00</text:p>
          </table:table-cell>
          <table:table-cell office:value-type="float" office:value="88" calcext:value-type="float">
            <text:p>88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0:00+02:00</text:p>
          </table:table-cell>
          <table:table-cell office:value-type="float" office:value="904" calcext:value-type="float">
            <text:p>904</text:p>
          </table:table-cell>
          <table:table-cell office:value-type="float" office:value="1000" calcext:value-type="float">
            <text:p>1000</text:p>
          </table:table-cell>
          <table:table-cell office:value-type="float" office:value="811.835773787276" calcext:value-type="float">
            <text:p>811.835773787276</text:p>
          </table:table-cell>
          <table:table-cell office:value-type="float" office:value="823.2" calcext:value-type="float">
            <text:p>823.2</text:p>
          </table:table-cell>
          <table:table-cell office:value-type="float" office:value="0.0289662942999369" calcext:value-type="float">
            <text:p>0.0289662942999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9:00+02:00</text:p>
          </table:table-cell>
          <table:table-cell office:value-type="float" office:value="258" calcext:value-type="float">
            <text:p>258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1:00+02:00</text:p>
          </table:table-cell>
          <table:table-cell office:value-type="float" office:value="961" calcext:value-type="float">
            <text:p>961</text:p>
          </table:table-cell>
          <table:table-cell office:value-type="float" office:value="1000" calcext:value-type="float">
            <text:p>1000</text:p>
          </table:table-cell>
          <table:table-cell office:value-type="float" office:value="936.812839514693" calcext:value-type="float">
            <text:p>936.812839514693</text:p>
          </table:table-cell>
          <table:table-cell office:value-type="float" office:value="933.6" calcext:value-type="float">
            <text:p>933.6</text:p>
          </table:table-cell>
          <table:table-cell office:value-type="float" office:value="1.83841947641872" calcext:value-type="float">
            <text:p>1.8384194764187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0:00+02:00</text:p>
          </table:table-cell>
          <table:table-cell office:value-type="float" office:value="431" calcext:value-type="float">
            <text:p>43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2:00+02:00</text:p>
          </table:table-cell>
          <table:table-cell office:value-type="float" office:value="970" calcext:value-type="float">
            <text:p>970</text:p>
          </table:table-cell>
          <table:table-cell office:value-type="float" office:value="1000" calcext:value-type="float">
            <text:p>1000</text:p>
          </table:table-cell>
          <table:table-cell office:value-type="float" office:value="971.703808047361" calcext:value-type="float">
            <text:p>971.703808047361</text:p>
          </table:table-cell>
          <table:table-cell office:value-type="float" office:value="970" calcext:value-type="float">
            <text:p>970</text:p>
          </table:table-cell>
          <table:table-cell office:value-type="float" office:value="0.023258930861636" calcext:value-type="float">
            <text:p>0.0232589308616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1:00+02:00</text:p>
          </table:table-cell>
          <table:table-cell office:value-type="float" office:value="522" calcext:value-type="float">
            <text:p>522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3:00+02:00</text:p>
          </table:table-cell>
          <table:table-cell office:value-type="float" office:value="978" calcext:value-type="float">
            <text:p>978</text:p>
          </table:table-cell>
          <table:table-cell office:value-type="float" office:value="1000" calcext:value-type="float">
            <text:p>1000</text:p>
          </table:table-cell>
          <table:table-cell office:value-type="float" office:value="999.482170703572" calcext:value-type="float">
            <text:p>999.482170703572</text:p>
          </table:table-cell>
          <table:table-cell office:value-type="float" office:value="999.8" calcext:value-type="float">
            <text:p>999.8</text:p>
          </table:table-cell>
          <table:table-cell office:value-type="float" office:value="8.32802549405465" calcext:value-type="float">
            <text:p>8.3280254940546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2:00+02:00</text:p>
          </table:table-cell>
          <table:table-cell office:value-type="float" office:value="588" calcext:value-type="float">
            <text:p>588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4:00+02:00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2.7747550586797" calcext:value-type="float">
            <text:p>52.7747550586797</text:p>
          </table:table-cell>
          <table:table-cell office:value-type="float" office:value="54.6" calcext:value-type="float">
            <text:p>54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3:00+02:00</text:p>
          </table:table-cell>
          <table:table-cell office:value-type="float" office:value="581" calcext:value-type="float">
            <text:p>581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5:00+02:00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6.234206008273" calcext:value-type="float">
            <text:p>236.234206008273</text:p>
          </table:table-cell>
          <table:table-cell office:value-type="float" office:value="241.4" calcext:value-type="float">
            <text:p>241.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4:00+02:00</text:p>
          </table:table-cell>
          <table:table-cell office:value-type="float" office:value="632" calcext:value-type="float">
            <text:p>632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6:00+02:00</text:p>
          </table:table-cell>
          <table:table-cell office:value-type="float" office:value="441" calcext:value-type="float">
            <text:p>441</text:p>
          </table:table-cell>
          <table:table-cell office:value-type="float" office:value="1000" calcext:value-type="float">
            <text:p>1000</text:p>
          </table:table-cell>
          <table:table-cell office:value-type="float" office:value="821.860077226931" calcext:value-type="float">
            <text:p>821.860077226931</text:p>
          </table:table-cell>
          <table:table-cell office:value-type="float" office:value="830" calcext:value-type="float">
            <text:p>830</text:p>
          </table:table-cell>
          <table:table-cell office:value-type="float" office:value="38.5554704162024" calcext:value-type="float">
            <text:p>38.5554704162024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5:00+02:00</text:p>
          </table:table-cell>
          <table:table-cell office:value-type="float" office:value="170" calcext:value-type="float">
            <text:p>17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7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7.235323605972" calcext:value-type="float">
            <text:p>997.235323605972</text:p>
          </table:table-cell>
          <table:table-cell office:value-type="float" office:value="997.8" calcext:value-type="float">
            <text:p>997.8</text:p>
          </table:table-cell>
          <table:table-cell office:value-type="float" office:value="191.110842039162" calcext:value-type="float">
            <text:p>191.110842039162</text:p>
          </table:table-cell>
          <table:table-cell office:value-type="float" office:value="188.6" calcext:value-type="float">
            <text:p>188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6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8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9.998303969242" calcext:value-type="float">
            <text:p>999.998303969242</text:p>
          </table:table-cell>
          <table:table-cell office:value-type="float" office:value="1000" calcext:value-type="float">
            <text:p>1000</text:p>
          </table:table-cell>
          <table:table-cell office:value-type="float" office:value="330.119923844453" calcext:value-type="float">
            <text:p>330.119923844453</text:p>
          </table:table-cell>
          <table:table-cell office:value-type="float" office:value="329.8" calcext:value-type="float">
            <text:p>329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7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9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89.935857531061" calcext:value-type="float">
            <text:p>989.935857531061</text:p>
          </table:table-cell>
          <table:table-cell office:value-type="float" office:value="991" calcext:value-type="float">
            <text:p>991</text:p>
          </table:table-cell>
          <table:table-cell office:value-type="float" office:value="228.851332985491" calcext:value-type="float">
            <text:p>228.851332985491</text:p>
          </table:table-cell>
          <table:table-cell office:value-type="float" office:value="220.2" calcext:value-type="float">
            <text:p>220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8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7.335743631392" calcext:value-type="float">
            <text:p>997.335743631392</text:p>
          </table:table-cell>
          <table:table-cell office:value-type="float" office:value="998.6" calcext:value-type="float">
            <text:p>998.6</text:p>
          </table:table-cell>
          <table:table-cell office:value-type="float" office:value="382.590410438015" calcext:value-type="float">
            <text:p>382.590410438015</text:p>
          </table:table-cell>
          <table:table-cell office:value-type="float" office:value="394.4" calcext:value-type="float">
            <text:p>394.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9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9.999997738286" calcext:value-type="float">
            <text:p>999.999997738286</text:p>
          </table:table-cell>
          <table:table-cell office:value-type="float" office:value="1000" calcext:value-type="float">
            <text:p>1000</text:p>
          </table:table-cell>
          <table:table-cell office:value-type="float" office:value="560.136966431726" calcext:value-type="float">
            <text:p>560.136966431726</text:p>
          </table:table-cell>
          <table:table-cell office:value-type="float" office:value="559.8" calcext:value-type="float">
            <text:p>559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0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5.850717844158" calcext:value-type="float">
            <text:p>995.850717844158</text:p>
          </table:table-cell>
          <table:table-cell office:value-type="float" office:value="997" calcext:value-type="float">
            <text:p>997</text:p>
          </table:table-cell>
          <table:table-cell office:value-type="float" office:value="453.56249196483" calcext:value-type="float">
            <text:p>453.56249196483</text:p>
          </table:table-cell>
          <table:table-cell office:value-type="float" office:value="443.2" calcext:value-type="float">
            <text:p>443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1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6.197822121079" calcext:value-type="float">
            <text:p>996.197822121079</text:p>
          </table:table-cell>
          <table:table-cell office:value-type="float" office:value="997.8" calcext:value-type="float">
            <text:p>997.8</text:p>
          </table:table-cell>
          <table:table-cell office:value-type="float" office:value="539.518835010569" calcext:value-type="float">
            <text:p>539.518835010569</text:p>
          </table:table-cell>
          <table:table-cell office:value-type="float" office:value="541.2" calcext:value-type="float">
            <text:p>541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2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4.683679352905" calcext:value-type="float">
            <text:p>994.683679352905</text:p>
          </table:table-cell>
          <table:table-cell office:value-type="float" office:value="997.2" calcext:value-type="float">
            <text:p>997.2</text:p>
          </table:table-cell>
          <table:table-cell office:value-type="float" office:value="354.623176981344" calcext:value-type="float">
            <text:p>354.62317698134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3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47.95535722613" calcext:value-type="float">
            <text:p>147.95535722613</text:p>
          </table:table-cell>
          <table:table-cell office:value-type="float" office:value="173.6" calcext:value-type="float">
            <text:p>173.6</text:p>
          </table:table-cell>
          <table:table-cell office:value-type="float" office:value="21.4556395775716" calcext:value-type="float">
            <text:p>21.4556395775716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4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7.7932313726721" calcext:value-type="float">
            <text:p>47.7932313726721</text:p>
          </table:table-cell>
          <table:table-cell office:value-type="float" office:value="63.2" calcext:value-type="float">
            <text:p>63.2</text:p>
          </table:table-cell>
          <table:table-cell office:value-type="float" office:value="14.9365505996637" calcext:value-type="float">
            <text:p>14.9365505996637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5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67.236230292315" calcext:value-type="float">
            <text:p>167.236230292315</text:p>
          </table:table-cell>
          <table:table-cell office:value-type="float" office:value="173" calcext:value-type="float">
            <text:p>173</text:p>
          </table:table-cell>
          <table:table-cell office:value-type="float" office:value="14.1886873971826" calcext:value-type="float">
            <text:p>14.1886873971826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6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32.876190161419" calcext:value-type="float">
            <text:p>232.876190161419</text:p>
          </table:table-cell>
          <table:table-cell office:value-type="float" office:value="248.4" calcext:value-type="float">
            <text:p>248.4</text:p>
          </table:table-cell>
          <table:table-cell office:value-type="float" office:value="31.3342450264112" calcext:value-type="float">
            <text:p>31.3342450264112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7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5.7232633741404" calcext:value-type="float">
            <text:p>65.7232633741404</text:p>
          </table:table-cell>
          <table:table-cell office:value-type="float" office:value="89.8" calcext:value-type="float">
            <text:p>89.8</text:p>
          </table:table-cell>
          <table:table-cell office:value-type="float" office:value="29.0584153128682" calcext:value-type="float">
            <text:p>29.0584153128682</text:p>
          </table:table-cell>
          <table:table-cell office:value-type="float" office:value="28.2" calcext:value-type="float">
            <text:p>28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8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16.628215233087" calcext:value-type="float">
            <text:p>116.628215233087</text:p>
          </table:table-cell>
          <table:table-cell office:value-type="float" office:value="156.4" calcext:value-type="float">
            <text:p>156.4</text:p>
          </table:table-cell>
          <table:table-cell office:value-type="float" office:value="45.9329862460576" calcext:value-type="float">
            <text:p>45.9329862460576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9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4.39305878901" calcext:value-type="float">
            <text:p>124.39305878901</text:p>
          </table:table-cell>
          <table:table-cell office:value-type="float" office:value="135.2" calcext:value-type="float">
            <text:p>135.2</text:p>
          </table:table-cell>
          <table:table-cell office:value-type="float" office:value="5.98070019868324" calcext:value-type="float">
            <text:p>5.9807001986832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0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6.3702101729515" calcext:value-type="float">
            <text:p>46.3702101729515</text:p>
          </table:table-cell>
          <table:table-cell office:value-type="float" office:value="52" calcext:value-type="float">
            <text:p>52</text:p>
          </table:table-cell>
          <table:table-cell office:value-type="float" office:value="7.24996923903354" calcext:value-type="float">
            <text:p>7.24996923903354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1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5.8111392931191" calcext:value-type="float">
            <text:p>45.8111392931191</text:p>
          </table:table-cell>
          <table:table-cell office:value-type="float" office:value="50.8" calcext:value-type="float">
            <text:p>50.8</text:p>
          </table:table-cell>
          <table:table-cell office:value-type="float" office:value="6.97867689339049" calcext:value-type="float">
            <text:p>6.97867689339049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2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1.167828621401" calcext:value-type="float">
            <text:p>131.167828621401</text:p>
          </table:table-cell>
          <table:table-cell office:value-type="float" office:value="127" calcext:value-type="float">
            <text:p>127</text:p>
          </table:table-cell>
          <table:table-cell office:value-type="float" office:value="6.39627229410888" calcext:value-type="float">
            <text:p>6.3962722941088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3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12.892543704458" calcext:value-type="float">
            <text:p>112.892543704458</text:p>
          </table:table-cell>
          <table:table-cell office:value-type="float" office:value="113" calcext:value-type="float">
            <text:p>113</text:p>
          </table:table-cell>
          <table:table-cell office:value-type="float" office:value="7.44705449264993" calcext:value-type="float">
            <text:p>7.44705449264993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4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.3460685367177" calcext:value-type="float">
            <text:p>99.3460685367177</text:p>
          </table:table-cell>
          <table:table-cell office:value-type="float" office:value="105.6" calcext:value-type="float">
            <text:p>105.6</text:p>
          </table:table-cell>
          <table:table-cell office:value-type="float" office:value="6.4253610868904" calcext:value-type="float">
            <text:p>6.425361086890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5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2.260610261823" calcext:value-type="float">
            <text:p>102.260610261823</text:p>
          </table:table-cell>
          <table:table-cell office:value-type="float" office:value="126.6" calcext:value-type="float">
            <text:p>126.6</text:p>
          </table:table-cell>
          <table:table-cell office:value-type="float" office:value="26.0749422258727" calcext:value-type="float">
            <text:p>26.0749422258727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6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8.525204364181" calcext:value-type="float">
            <text:p>108.525204364181</text:p>
          </table:table-cell>
          <table:table-cell office:value-type="float" office:value="152" calcext:value-type="float">
            <text:p>152</text:p>
          </table:table-cell>
          <table:table-cell office:value-type="float" office:value="34.6720663824082" calcext:value-type="float">
            <text:p>34.6720663824082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7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7.859656792109" calcext:value-type="float">
            <text:p>127.859656792109</text:p>
          </table:table-cell>
          <table:table-cell office:value-type="float" office:value="146.6" calcext:value-type="float">
            <text:p>146.6</text:p>
          </table:table-cell>
          <table:table-cell office:value-type="float" office:value="27.2406043269813" calcext:value-type="float">
            <text:p>27.2406043269813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8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7.823019465991" calcext:value-type="float">
            <text:p>127.823019465991</text:p>
          </table:table-cell>
          <table:table-cell office:value-type="float" office:value="152.8" calcext:value-type="float">
            <text:p>152.8</text:p>
          </table:table-cell>
          <table:table-cell office:value-type="float" office:value="30.0087315677005" calcext:value-type="float">
            <text:p>30.0087315677005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9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7.807888576879" calcext:value-type="float">
            <text:p>127.807888576879</text:p>
          </table:table-cell>
          <table:table-cell office:value-type="float" office:value="148.2" calcext:value-type="float">
            <text:p>148.2</text:p>
          </table:table-cell>
          <table:table-cell office:value-type="float" office:value="32.3374522356198" calcext:value-type="float">
            <text:p>32.3374522356198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0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2.3974918435952" calcext:value-type="float">
            <text:p>62.3974918435952</text:p>
          </table:table-cell>
          <table:table-cell office:value-type="float" office:value="87" calcext:value-type="float">
            <text:p>87</text:p>
          </table:table-cell>
          <table:table-cell office:value-type="float" office:value="33.4636011510884" calcext:value-type="float">
            <text:p>33.4636011510884</text:p>
          </table:table-cell>
          <table:table-cell office:value-type="float" office:value="35.8" calcext:value-type="float">
            <text:p>35.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1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7.591391811778" calcext:value-type="float">
            <text:p>17.591391811778</text:p>
          </table:table-cell>
          <table:table-cell office:value-type="float" office:value="165" calcext:value-type="float">
            <text:p>165</text:p>
          </table:table-cell>
          <table:table-cell office:value-type="float" office:value="149.823255716281" calcext:value-type="float">
            <text:p>149.82325571628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2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3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4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5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6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7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8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1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9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10:00+02: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4T14:15:18.477505942</dc:date>
    <meta:editing-duration>PT4M8S</meta:editing-duration>
    <meta:editing-cycles>2</meta:editing-cycles>
    <meta:generator>LibreOffice/5.2.7.2$Linux_X86_64 LibreOffice_project/20m0$Build-2</meta:generator>
    <meta:document-statistic meta:table-count="1" meta:cell-count="10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otte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vertical-bar" chart:symbol-width="0.15cm" chart:symbol-height="0.15cm" chart:link-data-style-to-source="true"/>
      <style:graphic-properties svg:stroke-width="0.025cm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64cm" svg:y="0.316cm" chart:style-name="ch2">
          <text:p>HORA Prediction</text:p>
        </chart:title>
        <chart:legend chart:legend-position="end" svg:x="11.426cm" svg:y="3.42cm" style:legend-expansion="high" chart:style-name="ch3"/>
        <chart:plot-area chart:style-name="ch4" table:cell-range-address="'grafana_data_export(2)'.B1:'grafana_data_export(2)'.D91 'grafana_data_export(2)'.F1:'grafana_data_export(2)'.F91 'grafana_data_export(2)'.H1:'grafana_data_export(2)'.H91" chart:data-source-has-labels="both" svg:x="1.348cm" svg:y="1.297cm" svg:width="9.758cm" svg:height="6.525cm">
          <chartooo:coordinate-region svg:x="2.179cm" svg:y="1.505cm" svg:width="8.442cm" svg:height="5.653cm"/>
          <chart:axis chart:dimension="x" chart:name="primary-x" chart:style-name="ch5" chartooo:axis-type="auto">
            <chart:title svg:x="5.576cm" svg:y="8.003cm" chart:style-name="ch6">
              <text:p>Minutes</text:p>
            </chart:title>
            <chart:categories table:cell-range-address="'grafana_data_export(2)'.B2:'grafana_data_export(2)'.B91"/>
          </chart:axis>
          <chart:axis chart:dimension="y" chart:name="primary-y" chart:style-name="ch5">
            <chart:title svg:x="0.451cm" svg:y="6.038cm" chart:style-name="ch7">
              <text:p>Usage / Probability</text:p>
            </chart:title>
            <chart:grid chart:style-name="ch8" chart:class="major"/>
          </chart:axis>
          <chart:series chart:style-name="ch9" chart:values-cell-range-address="'grafana_data_export(2)'.C2:'grafana_data_export(2)'.C91" chart:label-cell-address="'grafana_data_export(2)'.C1:'grafana_data_export(2)'.C1" chart:class="chart:scatter">
            <chart:data-point chart:repeated="90"/>
          </chart:series>
          <chart:series chart:style-name="ch10" chart:values-cell-range-address="'grafana_data_export(2)'.D2:'grafana_data_export(2)'.D91" chart:label-cell-address="'grafana_data_export(2)'.D1:'grafana_data_export(2)'.D1" chart:class="chart:scatter">
            <chart:data-point chart:repeated="90"/>
          </chart:series>
          <chart:series chart:style-name="ch11" chart:values-cell-range-address="'grafana_data_export(2)'.F2:'grafana_data_export(2)'.F91" chart:label-cell-address="'grafana_data_export(2)'.F1:'grafana_data_export(2)'.F1" chart:class="chart:scatter">
            <chart:data-point chart:repeated="90"/>
          </chart:series>
          <chart:series chart:style-name="ch12" chart:values-cell-range-address="'grafana_data_export(2)'.H2:'grafana_data_export(2)'.H91" chart:label-cell-address="'grafana_data_export(2)'.H1:'grafana_data_export(2)'.H1" chart:class="chart:scatter">
            <chart:data-point chart:repeated="9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tier CPU</text:p>
                <draw:g>
                  <svg:desc>'grafana_data_export(2)'.C1:'grafana_data_export(2)'.C1</svg:desc>
                </draw:g>
              </table:table-cell>
              <table:table-cell office:value-type="string">
                <text:p>Limit</text:p>
                <draw:g>
                  <svg:desc>'grafana_data_export(2)'.D1:'grafana_data_export(2)'.D1</svg:desc>
                </draw:g>
              </table:table-cell>
              <table:table-cell office:value-type="string">
                <text:p>FPM Middletier</text:p>
                <draw:g>
                  <svg:desc>'grafana_data_export(2)'.F1:'grafana_data_export(2)'.F1</svg:desc>
                </draw:g>
              </table:table-cell>
              <table:table-cell office:value-type="string">
                <text:p>FPM Node</text:p>
                <draw:g>
                  <svg:desc>'grafana_data_export(2)'.H1:'grafana_data_export(2)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7-13T21:41:00+02:00</text:p>
                <draw:g>
                  <svg:desc>'grafana_data_export(2)'.B2:'grafana_data_export(2)'.B91</svg:desc>
                </draw:g>
              </table:table-cell>
              <table:table-cell office:value-type="float" office:value="1">
                <text:p>1</text:p>
                <draw:g>
                  <svg:desc>'grafana_data_export(2)'.C2:'grafana_data_export(2)'.C91</svg:desc>
                </draw:g>
              </table:table-cell>
              <table:table-cell office:value-type="float" office:value="1000">
                <text:p>1000</text:p>
                <draw:g>
                  <svg:desc>'grafana_data_export(2)'.D2:'grafana_data_export(2)'.D91</svg:desc>
                </draw:g>
              </table:table-cell>
              <table:table-cell office:value-type="float" office:value="0">
                <text:p>0</text:p>
                <draw:g>
                  <svg:desc>'grafana_data_export(2)'.F2:'grafana_data_export(2)'.F91</svg:desc>
                </draw:g>
              </table:table-cell>
              <table:table-cell office:value-type="float" office:value="0">
                <text:p>0</text:p>
                <draw:g>
                  <svg:desc>'grafana_data_export(2)'.H2:'grafana_data_export(2)'.H91</svg:desc>
                </draw:g>
              </table:table-cell>
            </table:table-row>
            <table:table-row>
              <table:table-cell office:value-type="string">
                <text:p>2017-07-13T21:42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3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4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5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6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7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8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9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0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1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2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3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4:00+02:00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5:00+02:00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6:00+02:00</text:p>
              </table:table-cell>
              <table:table-cell office:value-type="float" office:value="6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7:00+02:00</text:p>
              </table:table-cell>
              <table:table-cell office:value-type="float" office:value="9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8:00+02:00</text:p>
              </table:table-cell>
              <table:table-cell office:value-type="float" office:value="12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9:00+02:00</text:p>
              </table:table-cell>
              <table:table-cell office:value-type="float" office:value="12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0:00+02:00</text:p>
              </table:table-cell>
              <table:table-cell office:value-type="float" office:value="15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1:00+02:00</text:p>
              </table:table-cell>
              <table:table-cell office:value-type="float" office:value="22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2:00+02:00</text:p>
              </table:table-cell>
              <table:table-cell office:value-type="float" office:value="23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7-07-13T22:03:00+02:00</text:p>
              </table:table-cell>
              <table:table-cell office:value-type="float" office:value="31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109.6">
                <text:p>109.6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>2017-07-13T22:04:00+02:00</text:p>
              </table:table-cell>
              <table:table-cell office:value-type="float" office:value="41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99.6">
                <text:p>99.6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2017-07-13T22:05:00+02:00</text:p>
              </table:table-cell>
              <table:table-cell office:value-type="float" office:value="40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281.6">
                <text:p>281.6</text:p>
              </table:table-cell>
              <table:table-cell office:value-type="float" office:value="285.2">
                <text:p>285.2</text:p>
              </table:table-cell>
            </table:table-row>
            <table:table-row>
              <table:table-cell office:value-type="string">
                <text:p>2017-07-13T22:06:00+02:00</text:p>
              </table:table-cell>
              <table:table-cell office:value-type="float" office:value="67">
                <text:p>67</text:p>
              </table:table-cell>
              <table:table-cell office:value-type="float" office:value="1000">
                <text:p>1000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017-07-13T22:07:00+02:00</text:p>
              </table:table-cell>
              <table:table-cell office:value-type="float" office:value="99">
                <text:p>99</text:p>
              </table:table-cell>
              <table:table-cell office:value-type="float" office:value="1000">
                <text:p>1000</text:p>
              </table:table-cell>
              <table:table-cell office:value-type="float" office:value="286.8">
                <text:p>286.8</text:p>
              </table:table-cell>
              <table:table-cell office:value-type="float" office:value="284.2">
                <text:p>284.2</text:p>
              </table:table-cell>
            </table:table-row>
            <table:table-row>
              <table:table-cell office:value-type="string">
                <text:p>2017-07-13T22:08:00+02:00</text:p>
              </table:table-cell>
              <table:table-cell office:value-type="float" office:value="115">
                <text:p>115</text:p>
              </table:table-cell>
              <table:table-cell office:value-type="float" office:value="1000">
                <text:p>1000</text:p>
              </table:table-cell>
              <table:table-cell office:value-type="float" office:value="278.6">
                <text:p>278.6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string">
                <text:p>2017-07-13T22:09:00+02:00</text:p>
              </table:table-cell>
              <table:table-cell office:value-type="float" office:value="155">
                <text:p>155</text:p>
              </table:table-cell>
              <table:table-cell office:value-type="float" office:value="1000">
                <text:p>1000</text:p>
              </table:table-cell>
              <table:table-cell office:value-type="float" office:value="270.8">
                <text:p>270.8</text:p>
              </table:table-cell>
              <table:table-cell office:value-type="float" office:value="287.6">
                <text:p>287.6</text:p>
              </table:table-cell>
            </table:table-row>
            <table:table-row>
              <table:table-cell office:value-type="string">
                <text:p>2017-07-13T22:10:00+02:00</text:p>
              </table:table-cell>
              <table:table-cell office:value-type="float" office:value="215">
                <text:p>215</text:p>
              </table:table-cell>
              <table:table-cell office:value-type="float" office:value="1000">
                <text:p>1000</text:p>
              </table:table-cell>
              <table:table-cell office:value-type="float" office:value="287">
                <text:p>287</text:p>
              </table:table-cell>
              <table:table-cell office:value-type="float" office:value="276.2">
                <text:p>276.2</text:p>
              </table:table-cell>
            </table:table-row>
            <table:table-row>
              <table:table-cell office:value-type="string">
                <text:p>2017-07-13T22:11:00+02:00</text:p>
              </table:table-cell>
              <table:table-cell office:value-type="float" office:value="241">
                <text:p>241</text:p>
              </table:table-cell>
              <table:table-cell office:value-type="float" office:value="1000">
                <text:p>1000</text:p>
              </table:table-cell>
              <table:table-cell office:value-type="float" office:value="284.6">
                <text:p>284.6</text:p>
              </table:table-cell>
              <table:table-cell office:value-type="float" office:value="282.6">
                <text:p>282.6</text:p>
              </table:table-cell>
            </table:table-row>
            <table:table-row>
              <table:table-cell office:value-type="string">
                <text:p>2017-07-13T22:12:00+02:00</text:p>
              </table:table-cell>
              <table:table-cell office:value-type="float" office:value="269">
                <text:p>269</text:p>
              </table:table-cell>
              <table:table-cell office:value-type="float" office:value="1000">
                <text:p>1000</text:p>
              </table:table-cell>
              <table:table-cell office:value-type="float" office:value="274.8">
                <text:p>274.8</text:p>
              </table:table-cell>
              <table:table-cell office:value-type="float" office:value="291.2">
                <text:p>291.2</text:p>
              </table:table-cell>
            </table:table-row>
            <table:table-row>
              <table:table-cell office:value-type="string">
                <text:p>2017-07-13T22:13:00+02:00</text:p>
              </table:table-cell>
              <table:table-cell office:value-type="float" office:value="329">
                <text:p>329</text:p>
              </table:table-cell>
              <table:table-cell office:value-type="float" office:value="1000">
                <text:p>1000</text:p>
              </table:table-cell>
              <table:table-cell office:value-type="float" office:value="100.4">
                <text:p>100.4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2017-07-13T22:14:00+02:00</text:p>
              </table:table-cell>
              <table:table-cell office:value-type="float" office:value="355">
                <text:p>355</text:p>
              </table:table-cell>
              <table:table-cell office:value-type="float" office:value="1000">
                <text:p>1000</text:p>
              </table:table-cell>
              <table:table-cell office:value-type="float" office:value="101.6">
                <text:p>101.6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2017-07-13T22:15:00+02:00</text:p>
              </table:table-cell>
              <table:table-cell office:value-type="float" office:value="384">
                <text:p>384</text:p>
              </table:table-cell>
              <table:table-cell office:value-type="float" office:value="1000">
                <text:p>1000</text:p>
              </table:table-cell>
              <table:table-cell office:value-type="float" office:value="9">
                <text:p>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17-07-13T22:16:00+02:00</text:p>
              </table:table-cell>
              <table:table-cell office:value-type="float" office:value="416">
                <text:p>416</text:p>
              </table:table-cell>
              <table:table-cell office:value-type="float" office:value="1000">
                <text:p>1000</text:p>
              </table:table-cell>
              <table:table-cell office:value-type="float" office:value="10.6">
                <text:p>10.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017-07-13T22:17:00+02:00</text:p>
              </table:table-cell>
              <table:table-cell office:value-type="float" office:value="443">
                <text:p>443</text:p>
              </table:table-cell>
              <table:table-cell office:value-type="float" office:value="1000">
                <text:p>1000</text:p>
              </table:table-cell>
              <table:table-cell office:value-type="float" office:value="7.6">
                <text:p>7.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017-07-13T22:18:00+02:00</text:p>
              </table:table-cell>
              <table:table-cell office:value-type="float" office:value="484">
                <text:p>484</text:p>
              </table:table-cell>
              <table:table-cell office:value-type="float" office:value="1000">
                <text:p>1000</text:p>
              </table:table-cell>
              <table:table-cell office:value-type="float" office:value="6.8">
                <text:p>6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7-07-13T22:19:00+02:00</text:p>
              </table:table-cell>
              <table:table-cell office:value-type="float" office:value="536">
                <text:p>536</text:p>
              </table:table-cell>
              <table:table-cell office:value-type="float" office:value="1000">
                <text:p>1000</text:p>
              </table:table-cell>
              <table:table-cell office:value-type="float" office:value="350.4">
                <text:p>350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017-07-13T22:20:00+02:00</text:p>
              </table:table-cell>
              <table:table-cell office:value-type="float" office:value="537">
                <text:p>537</text:p>
              </table:table-cell>
              <table:table-cell office:value-type="float" office:value="1000">
                <text:p>1000</text:p>
              </table:table-cell>
              <table:table-cell office:value-type="float" office:value="18.4">
                <text:p>18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17-07-13T22:21:00+02:00</text:p>
              </table:table-cell>
              <table:table-cell office:value-type="float" office:value="619">
                <text:p>619</text:p>
              </table:table-cell>
              <table:table-cell office:value-type="float" office:value="1000">
                <text:p>1000</text:p>
              </table:table-cell>
              <table:table-cell office:value-type="float" office:value="53.2">
                <text:p>53.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017-07-13T22:22:00+02:00</text:p>
              </table:table-cell>
              <table:table-cell office:value-type="float" office:value="666">
                <text:p>666</text:p>
              </table:table-cell>
              <table:table-cell office:value-type="float" office:value="1000">
                <text:p>1000</text:p>
              </table:table-cell>
              <table:table-cell office:value-type="float" office:value="81.8">
                <text:p>81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17-07-13T22:23:00+02:00</text:p>
              </table:table-cell>
              <table:table-cell office:value-type="float" office:value="684">
                <text:p>684</text:p>
              </table:table-cell>
              <table:table-cell office:value-type="float" office:value="1000">
                <text:p>1000</text:p>
              </table:table-cell>
              <table:table-cell office:value-type="float" office:value="47.2">
                <text:p>47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17-07-13T22:24:00+02:00</text:p>
              </table:table-cell>
              <table:table-cell office:value-type="float" office:value="730">
                <text:p>730</text:p>
              </table:table-cell>
              <table:table-cell office:value-type="float" office:value="1000">
                <text:p>1000</text:p>
              </table:table-cell>
              <table:table-cell office:value-type="float" office:value="224.8">
                <text:p>224.8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2017-07-13T22:25:00+02:00</text:p>
              </table:table-cell>
              <table:table-cell office:value-type="float" office:value="791">
                <text:p>791</text:p>
              </table:table-cell>
              <table:table-cell office:value-type="float" office:value="1000">
                <text:p>1000</text:p>
              </table:table-cell>
              <table:table-cell office:value-type="float" office:value="199.6">
                <text:p>199.6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017-07-13T22:26:00+02:00</text:p>
              </table:table-cell>
              <table:table-cell office:value-type="float" office:value="769">
                <text:p>769</text:p>
              </table:table-cell>
              <table:table-cell office:value-type="float" office:value="1000">
                <text:p>1000</text:p>
              </table:table-cell>
              <table:table-cell office:value-type="float" office:value="298">
                <text:p>298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2017-07-13T22:27:00+02:00</text:p>
              </table:table-cell>
              <table:table-cell office:value-type="float" office:value="695">
                <text:p>695</text:p>
              </table:table-cell>
              <table:table-cell office:value-type="float" office:value="1000">
                <text:p>1000</text:p>
              </table:table-cell>
              <table:table-cell office:value-type="float" office:value="324.2">
                <text:p>32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28:00+02:00</text:p>
              </table:table-cell>
              <table:table-cell office:value-type="float" office:value="871">
                <text:p>871</text:p>
              </table:table-cell>
              <table:table-cell office:value-type="float" office:value="1000">
                <text:p>1000</text:p>
              </table:table-cell>
              <table:table-cell office:value-type="float" office:value="649.8">
                <text:p>64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29:00+02:00</text:p>
              </table:table-cell>
              <table:table-cell office:value-type="float" office:value="883">
                <text:p>883</text:p>
              </table:table-cell>
              <table:table-cell office:value-type="float" office:value="1000">
                <text:p>1000</text:p>
              </table:table-cell>
              <table:table-cell office:value-type="float" office:value="55.4">
                <text:p>5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0:00+02:00</text:p>
              </table:table-cell>
              <table:table-cell office:value-type="float" office:value="904">
                <text:p>904</text:p>
              </table:table-cell>
              <table:table-cell office:value-type="float" office:value="1000">
                <text:p>1000</text:p>
              </table:table-cell>
              <table:table-cell office:value-type="float" office:value="823.2">
                <text:p>82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1:00+02:00</text:p>
              </table:table-cell>
              <table:table-cell office:value-type="float" office:value="961">
                <text:p>961</text:p>
              </table:table-cell>
              <table:table-cell office:value-type="float" office:value="1000">
                <text:p>1000</text:p>
              </table:table-cell>
              <table:table-cell office:value-type="float" office:value="933.6">
                <text:p>933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17-07-13T22:32:00+02:00</text:p>
              </table:table-cell>
              <table:table-cell office:value-type="float" office:value="970">
                <text:p>970</text:p>
              </table:table-cell>
              <table:table-cell office:value-type="float" office:value="1000">
                <text:p>1000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3:00+02:00</text:p>
              </table:table-cell>
              <table:table-cell office:value-type="float" office:value="978">
                <text:p>978</text:p>
              </table:table-cell>
              <table:table-cell office:value-type="float" office:value="1000">
                <text:p>1000</text:p>
              </table:table-cell>
              <table:table-cell office:value-type="float" office:value="999.8">
                <text:p>999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7-13T22:34:00+02:00</text:p>
              </table:table-cell>
              <table:table-cell office:value-type="float" office:value="992">
                <text:p>99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017-07-13T22:35:00+02:00</text:p>
              </table:table-cell>
              <table:table-cell office:value-type="float" office:value="994">
                <text:p>99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41.4">
                <text:p>241.4</text:p>
              </table:table-cell>
            </table:table-row>
            <table:table-row>
              <table:table-cell office:value-type="string">
                <text:p>2017-07-13T22:36:00+02:00</text:p>
              </table:table-cell>
              <table:table-cell office:value-type="float" office:value="441">
                <text:p>441</text:p>
              </table:table-cell>
              <table:table-cell office:value-type="float" office:value="1000">
                <text:p>1000</text:p>
              </table:table-cell>
              <table:table-cell office:value-type="float" office:value="830">
                <text:p>830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017-07-13T22:37:00+02:00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97.8">
                <text:p>997.8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2017-07-13T22:38:00+02:00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2017-07-13T22:39:00+02:00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91">
                <text:p>991</text:p>
              </table:table-cell>
              <table:table-cell office:value-type="float" office:value="220.2">
                <text:p>220.2</text:p>
              </table:table-cell>
            </table:table-row>
            <table:table-row>
              <table:table-cell office:value-type="string">
                <text:p>2017-07-13T22:40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8.6">
                <text:p>998.6</text:p>
              </table:table-cell>
              <table:table-cell office:value-type="float" office:value="394.4">
                <text:p>394.4</text:p>
              </table:table-cell>
            </table:table-row>
            <table:table-row>
              <table:table-cell office:value-type="string">
                <text:p>2017-07-13T22:41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59.8">
                <text:p>559.8</text:p>
              </table:table-cell>
            </table:table-row>
            <table:table-row>
              <table:table-cell office:value-type="string">
                <text:p>2017-07-13T22:42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443.2">
                <text:p>443.2</text:p>
              </table:table-cell>
            </table:table-row>
            <table:table-row>
              <table:table-cell office:value-type="string">
                <text:p>2017-07-13T22:43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7.8">
                <text:p>997.8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2017-07-13T22:44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7.2">
                <text:p>997.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017-07-13T22:45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73.6">
                <text:p>173.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2017-07-13T22:46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63.2">
                <text:p>63.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2017-07-13T22:47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73">
                <text:p>17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017-07-13T22:48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248.4">
                <text:p>248.4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2017-07-13T22:49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89.8">
                <text:p>89.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017-07-13T22:50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56.4">
                <text:p>156.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017-07-13T22:51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35.2">
                <text:p>135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7-07-13T22:52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52">
                <text:p>5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017-07-13T22:53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50.8">
                <text:p>50.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017-07-13T22:54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7-13T22:55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13">
                <text:p>11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017-07-13T22:56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05.6">
                <text:p>105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7-07-13T22:57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26.6">
                <text:p>126.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017-07-13T22:58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52">
                <text:p>152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017-07-13T22:59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46.6">
                <text:p>146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17-07-13T23:00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52.8">
                <text:p>152.8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2017-07-13T23:01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48.2">
                <text:p>148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017-07-13T23:02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87">
                <text:p>87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2017-07-13T23:03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7-07-13T23:04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5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6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7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8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9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10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otted" svg:stroke-color="#b3b3b3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901cm" svg:y="0.316cm" chart:style-name="ch2">
          <text:p>Failures Per Minute</text:p>
        </chart:title>
        <chart:legend chart:legend-position="end" svg:x="13.45cm" svg:y="3.935cm" style:legend-expansion="high" chart:style-name="ch3"/>
        <chart:plot-area chart:style-name="ch4" table:cell-range-address="'grafana_data_export(2)'.L1:'grafana_data_export(2)'.M92" chart:data-source-has-labels="row" svg:x="1.348cm" svg:y="1.297cm" svg:width="11.782cm" svg:height="6.525cm">
          <chartooo:coordinate-region svg:x="2.372cm" svg:y="1.505cm" svg:width="10.611cm" svg:height="5.501cm"/>
          <chart:axis chart:dimension="x" chart:name="primary-x" chart:style-name="ch5">
            <chart:title svg:x="6.588cm" svg:y="8.003cm" chart:style-name="ch6">
              <text:p>Minutes</text:p>
            </chart:title>
          </chart:axis>
          <chart:axis chart:dimension="y" chart:name="primary-y" chart:style-name="ch5">
            <chart:title svg:x="0.451cm" svg:y="5.072cm" chart:style-name="ch7">
              <text:p>Count</text:p>
            </chart:title>
            <chart:grid chart:style-name="ch8" chart:class="major"/>
          </chart:axis>
          <chart:series chart:style-name="ch9" chart:values-cell-range-address="'grafana_data_export(2)'.L2:'grafana_data_export(2)'.L92" chart:label-cell-address="'grafana_data_export(2)'.L1:'grafana_data_export(2)'.L1" chart:class="chart:area">
            <chart:data-point chart:repeated="91"/>
          </chart:series>
          <chart:series chart:style-name="ch10" chart:values-cell-range-address="'grafana_data_export(2)'.M2:'grafana_data_export(2)'.M92" chart:label-cell-address="'grafana_data_export(2)'.M1:'grafana_data_export(2)'.M1" chart:class="chart:area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'grafana_data_export(2)'.L1:'grafana_data_export(2)'.L1</svg:desc>
                </draw:g>
              </table:table-cell>
              <table:table-cell office:value-type="string">
                <text:p>Successes</text:p>
                <draw:g>
                  <svg:desc>'grafana_data_export(2)'.M1:'grafana_data_export(2)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rafana_data_export(2)'.L2:'grafana_data_export(2)'.L92</svg:desc>
                </draw:g>
              </table:table-cell>
              <table:table-cell office:value-type="float" office:value="0">
                <text:p>0</text:p>
                <draw:g>
                  <svg:desc>'grafana_data_export(2)'.M2:'grafana_data_export(2)'.M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">
                <text:p>86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">
                <text:p>77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9">
                <text:p>159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">
                <text:p>88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8">
                <text:p>258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1">
                <text:p>431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2">
                <text:p>522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8">
                <text:p>588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1">
                <text:p>581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2">
                <text:p>632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">
                <text:p>17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otted" draw:display-name="Fine Dotted" draw:style="rect" draw:dots1="1" draw:distance="0.457cm"/>
  </office:styles>
</office:document-styles>
</file>